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STO CAPCHA, MIRIAM YOMI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96056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ANGO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718549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STO CAPCHA, MIRIAM YOMIR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96056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80</text:p>
            <text:p text:style-name="P8"/>
          </table:table-cell>
        </table:table-row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7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37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5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9/08/2021</text:p>
          </table:table-cell>
          <table:table-cell table:style-name="Tabla2.A3" office:value-type="string">
            <text:p text:style-name="P16">497588</text:p>
          </table:table-cell>
          <table:table-cell table:style-name="Tabla2.D3" office:value-type="string">
            <text:p text:style-name="P17">554.5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9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18:04:3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